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TestVisitor.route( RequestPredicate predicate , HandlerFunction &lt; ?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TestVisitor.endNested( Request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TestVisitor.resources( Function &lt; ServerRequest , Optional &lt; Resource &gt; &gt; lookup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sTestVisitor.attributes(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TestVisitor.startNested( Request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TestVisitor.visi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TestVisitor.unknown(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sTestVisitor.routerFunction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